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LongHolder.set_BigInteger( BigInteger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LongHolder.set_long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compare_to( XmlObject 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LongHolder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ong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ongHolder.getBig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LongHolder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LongHolder.equal_to( XmlObject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